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6" draw:id="id16" draw:layer="layout" svg:width="1.397cm" svg:height="1.27cm" svg:x="2.397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27cm" svg:x="6.58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.397cm" svg:height="1.27cm" svg:x="2.397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.397cm" svg:height="1.27cm" svg:x="2.397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1.397cm" svg:height="1.27cm" svg:x="2.397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1.397cm" svg:height="1.27cm" svg:x="2.397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1.397cm" svg:height="1.27cm" svg:x="2.39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397cm" svg:height="1.27cm" svg:x="6.588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397cm" svg:height="1.27cm" svg:x="2.397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397cm" svg:height="1.27cm" svg:x="10.271cm" svg:y="4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2" draw:id="id22" draw:layer="layout" svg:width="1.397cm" svg:height="1.27cm" svg:x="10.271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397cm" svg:height="1.27cm" svg:x="14.335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1.397cm" svg:height="1.27cm" svg:x="2.39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397cm" svg:height="1.27cm" svg:x="10.271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27cm" svg:x="6.587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27cm" svg:x="6.587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27cm" svg:x="6.587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27cm" svg:x="6.587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397cm" svg:height="1.27cm" svg:x="6.587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397cm" svg:height="1.27cm" svg:x="14.34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397cm" svg:height="1.27cm" svg:x="14.335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397cm" svg:height="1.27cm" svg:x="14.335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397cm" svg:height="1.27cm" svg:x="14.335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397cm" svg:height="1.27cm" svg:x="14.33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27cm" svg:x="14.334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397cm" svg:height="1.27cm" svg:x="14.334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397cm" svg:height="1.27cm" svg:x="14.335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397cm" svg:height="1.27cm" svg:x="6.588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397cm" svg:height="1.27cm" svg:x="14.335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5.043cm" svg:y1="3.54cm" svg:x2="15.033cm" svg:y2="4.809cm" draw:start-shape="id1" draw:start-glue-point="8" draw:end-shape="id2" draw:end-glue-point="4" svg:d="m15043 3540-10 1269" svg:viewBox="0 0 11 1270">
          <text:p/>
        </draw:connector>
        <draw:connector draw:style-name="gr2" draw:text-style-name="P1" draw:layer="layout" draw:type="line" svg:x1="15.033cm" svg:y1="6.079cm" svg:x2="15.034cm" svg:y2="7.35cm" draw:start-shape="id2" draw:start-glue-point="8" draw:end-shape="id3" draw:end-glue-point="4" svg:d="m15033 6079 1 1271" svg:viewBox="0 0 2 1272">
          <text:p/>
        </draw:connector>
        <draw:connector draw:style-name="gr2" draw:text-style-name="P1" draw:layer="layout" draw:type="line" svg:x1="15.034cm" svg:y1="11.16cm" svg:x2="15.034cm" svg:y2="12.43cm" draw:start-shape="id4" draw:start-glue-point="8" draw:end-shape="id5" draw:end-glue-point="4" svg:d="m15034 11160v1270" svg:viewBox="0 0 1 1271">
          <text:p/>
        </draw:connector>
        <draw:connector draw:style-name="gr2" draw:text-style-name="P1" draw:layer="layout" draw:type="line" svg:x1="15.034cm" svg:y1="13.7cm" svg:x2="15.034cm" svg:y2="14.97cm" draw:start-shape="id5" draw:start-glue-point="8" draw:end-shape="id6" draw:end-glue-point="4" svg:d="m15034 13700v1270" svg:viewBox="0 0 1 1271">
          <text:p/>
        </draw:connector>
        <draw:connector draw:style-name="gr2" draw:text-style-name="P1" draw:layer="layout" draw:type="line" svg:x1="15.034cm" svg:y1="16.24cm" svg:x2="15.033cm" svg:y2="17.51cm" draw:start-shape="id6" draw:start-glue-point="8" draw:end-shape="id7" draw:end-glue-point="0" svg:d="m15034 16240-1 1270" svg:viewBox="0 0 2 1271">
          <text:p/>
        </draw:connector>
        <draw:connector draw:style-name="gr2" draw:text-style-name="P1" draw:layer="layout" draw:type="line" svg:x1="15.034cm" svg:y1="18.78cm" svg:x2="15.034cm" svg:y2="20.05cm" draw:start-shape="id7" draw:start-glue-point="8" draw:end-shape="id8" draw:end-glue-point="4" svg:d="m15034 18780v1270" svg:viewBox="0 0 1 1271">
          <text:p/>
        </draw:connector>
        <draw:connector draw:style-name="gr2" draw:text-style-name="P1" draw:layer="layout" draw:type="line" svg:x1="15.033cm" svg:y1="8.62cm" svg:x2="15.034cm" svg:y2="9.89cm" draw:start-shape="id3" draw:end-shape="id4" draw:end-glue-point="4" svg:d="m15033 8620 1 1270" svg:viewBox="0 0 2 1271">
          <text:p/>
        </draw:connector>
        <draw:connector draw:style-name="gr2" draw:text-style-name="P1" draw:layer="layout" draw:type="line" svg:x1="15.034cm" svg:y1="21.32cm" svg:x2="15.034cm" svg:y2="22.59cm" draw:start-shape="id8" draw:start-glue-point="8" draw:end-shape="id9" draw:end-glue-point="4" svg:d="m15034 21320v1270" svg:viewBox="0 0 1 1271">
          <text:p/>
        </draw:connector>
        <draw:connector draw:style-name="gr2" draw:text-style-name="P1" draw:layer="layout" draw:type="line" svg:x1="10.97cm" svg:y1="6.08cm" svg:x2="10.97cm" svg:y2="7.35cm" draw:start-shape="id10" draw:start-glue-point="8" draw:end-shape="id11" draw:end-glue-point="4" svg:d="m10970 6080v1270" svg:viewBox="0 0 1 1271">
          <text:p/>
        </draw:connector>
        <draw:connector draw:style-name="gr2" draw:text-style-name="P1" draw:layer="layout" draw:type="line" svg:x1="7.286cm" svg:y1="11.159cm" svg:x2="7.287cm" svg:y2="12.43cm" draw:start-shape="id12" draw:start-glue-point="8" draw:end-shape="id13" draw:end-glue-point="4" svg:d="m7286 11159 1 1271" svg:viewBox="0 0 2 1272">
          <text:p/>
        </draw:connector>
        <draw:connector draw:style-name="gr2" draw:text-style-name="P1" draw:layer="layout" draw:type="line" svg:x1="7.287cm" svg:y1="14.97cm" svg:x2="7.286cm" svg:y2="13.7cm" draw:start-shape="id14" draw:start-glue-point="4" draw:end-shape="id13" draw:end-glue-point="2" svg:d="m7287 14970-1-1270" svg:viewBox="0 0 2 1271">
          <text:p/>
        </draw:connector>
        <draw:connector draw:style-name="gr2" draw:text-style-name="P1" draw:layer="layout" draw:type="line" svg:x1="3.096cm" svg:y1="20.05cm" svg:x2="3.095cm" svg:y2="18.78cm" draw:start-shape="id15" draw:start-glue-point="4" draw:end-shape="id16" draw:end-glue-point="2" svg:d="m3096 20050-1-1270" svg:viewBox="0 0 2 1271">
          <text:p/>
        </draw:connector>
        <draw:connector draw:style-name="gr2" draw:text-style-name="P1" draw:layer="layout" draw:type="line" svg:x1="3.096cm" svg:y1="17.51cm" svg:x2="3.095cm" svg:y2="16.24cm" draw:start-shape="id16" draw:start-glue-point="4" draw:end-shape="id17" draw:end-glue-point="2" svg:d="m3096 17510-1-1270" svg:viewBox="0 0 2 1271">
          <text:p/>
        </draw:connector>
        <draw:connector draw:style-name="gr2" draw:text-style-name="P1" draw:layer="layout" draw:type="line" svg:x1="3.096cm" svg:y1="14.97cm" svg:x2="3.095cm" svg:y2="13.7cm" draw:start-shape="id17" draw:start-glue-point="4" draw:end-shape="id18" draw:end-glue-point="2" svg:d="m3096 14970-1-1270" svg:viewBox="0 0 2 1271">
          <text:p/>
        </draw:connector>
        <draw:connector draw:style-name="gr2" draw:text-style-name="P1" draw:layer="layout" draw:type="line" svg:x1="3.096cm" svg:y1="12.43cm" svg:x2="3.096cm" svg:y2="11.16cm" draw:start-shape="id18" draw:start-glue-point="4" draw:end-shape="id19" draw:end-glue-point="8" svg:d="m3096 12430v-1270" svg:viewBox="0 0 1 1271">
          <text:p/>
        </draw:connector>
        <draw:connector draw:style-name="gr2" draw:text-style-name="P1" draw:layer="layout" draw:type="line" svg:x1="3.095cm" svg:y1="9.89cm" svg:x2="3.096cm" svg:y2="8.62cm" draw:start-shape="id19" draw:start-glue-point="0" draw:end-shape="id20" draw:end-glue-point="8" svg:d="m3095 9890 1-1270" svg:viewBox="0 0 2 1271">
          <text:p/>
        </draw:connector>
        <draw:connector draw:style-name="gr2" draw:text-style-name="P1" draw:layer="layout" draw:type="line" svg:x1="3.096cm" svg:y1="7.35cm" svg:x2="3.095cm" svg:y2="6.08cm" draw:start-shape="id20" draw:start-glue-point="4" draw:end-shape="id21" svg:d="m3096 7350-1-1270" svg:viewBox="0 0 2 1271">
          <text:p/>
        </draw:connector>
        <draw:connector draw:style-name="gr2" draw:text-style-name="P1" draw:layer="layout" draw:type="line" svg:x1="10.97cm" svg:y1="4.81cm" svg:x2="10.97cm" svg:y2="3.54cm" draw:start-shape="id10" draw:start-glue-point="4" draw:end-shape="id22" draw:end-glue-point="8" svg:d="m10970 4810v-1270" svg:viewBox="0 0 1 1271">
          <text:p/>
        </draw:connector>
        <draw:connector draw:style-name="gr2" draw:text-style-name="P1" draw:layer="layout" draw:type="line" svg:x1="3.095cm" svg:y1="3.54cm" svg:x2="3.095cm" svg:y2="4.81cm" draw:start-shape="id23" draw:end-shape="id21" draw:end-glue-point="0" svg:d="m3095 3540v1270" svg:viewBox="0 0 1 1271">
          <text:p/>
        </draw:connector>
        <draw:frame draw:style-name="gr3" draw:text-style-name="P2" draw:layer="layout" svg:width="2.005cm" svg:height="1.508cm" svg:x="2.143cm" svg:y="0.762cm">
          <draw:text-box>
            <text:p><text:span text:style-name="T1">(A)</text:span></text:p>
          </draw:text-box>
        </draw:frame>
        <draw:frame draw:style-name="gr3" draw:text-style-name="P2" draw:layer="layout" svg:width="2.005cm" svg:height="1.508cm" svg:x="10.017cm" svg:y="0.746cm">
          <draw:text-box>
            <text:p><text:span text:style-name="T1">(A)</text:span></text:p>
          </draw:text-box>
        </draw:frame>
        <draw:frame draw:style-name="gr3" draw:text-style-name="P2" draw:layer="layout" svg:width="2.005cm" svg:height="1.508cm" svg:x="6.361cm" svg:y="0.762cm">
          <draw:text-box>
            <text:p><text:span text:style-name="T1">(A)</text:span></text:p>
          </draw:text-box>
        </draw:frame>
        <draw:frame draw:style-name="gr3" draw:text-style-name="P2" draw:layer="layout" svg:width="2.005cm" svg:height="1.508cm" svg:x="13.981cm" svg:y="0.762cm">
          <draw:text-box>
            <text:p><text:span text:style-name="T1">(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4T07:18:32</meta:creation-date>
    <dc:date>2012-11-24T07:32:10</dc:date>
    <meta:editing-duration>P0D</meta:editing-duration>
    <meta:editing-cycles>1</meta:editing-cycles>
    <meta:document-statistic meta:object-count="52"/>
    <meta:generator>LibreOffice/3.5$Linux_X86_64 LibreOffice_project/350m1$Build-2</meta:generator>
  </office:meta>
</office:document-meta>
</file>